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f922a" officeooo:paragraph-rsid="001f922a"/>
    </style:style>
    <style:style style:name="P2" style:family="paragraph" style:parent-style-name="Standard">
      <style:text-properties officeooo:rsid="001f922a" officeooo:paragraph-rsid="00387c44"/>
    </style:style>
    <style:style style:name="P3" style:family="paragraph" style:parent-style-name="Standard">
      <style:text-properties officeooo:rsid="0023cadc" officeooo:paragraph-rsid="0023cadc"/>
    </style:style>
    <style:style style:name="P4" style:family="paragraph" style:parent-style-name="Standard">
      <style:text-properties officeooo:rsid="00270d46" officeooo:paragraph-rsid="00270d46"/>
    </style:style>
    <style:style style:name="P5" style:family="paragraph" style:parent-style-name="Standard">
      <style:text-properties officeooo:rsid="00283c1b" officeooo:paragraph-rsid="00283c1b"/>
    </style:style>
    <style:style style:name="P6" style:family="paragraph" style:parent-style-name="Standard">
      <style:text-properties officeooo:rsid="00283c1b" officeooo:paragraph-rsid="00308b6d"/>
    </style:style>
    <style:style style:name="P7" style:family="paragraph" style:parent-style-name="Standard">
      <style:text-properties officeooo:rsid="0029b5c4" officeooo:paragraph-rsid="0029b5c4"/>
    </style:style>
    <style:style style:name="P8" style:family="paragraph" style:parent-style-name="Standard">
      <style:text-properties officeooo:rsid="0029b5c4" officeooo:paragraph-rsid="002bc1ce"/>
    </style:style>
    <style:style style:name="P9" style:family="paragraph" style:parent-style-name="Standard">
      <style:text-properties officeooo:rsid="0029b5c4" officeooo:paragraph-rsid="002e1138"/>
    </style:style>
    <style:style style:name="P10" style:family="paragraph" style:parent-style-name="Standard">
      <style:text-properties officeooo:rsid="0029b5c4" officeooo:paragraph-rsid="002e87cc"/>
    </style:style>
    <style:style style:name="P11" style:family="paragraph" style:parent-style-name="Standard">
      <style:text-properties officeooo:rsid="0029b5c4" officeooo:paragraph-rsid="00308b6d"/>
    </style:style>
    <style:style style:name="P12" style:family="paragraph" style:parent-style-name="Standard">
      <style:text-properties officeooo:rsid="0029b5c4" officeooo:paragraph-rsid="00327b12"/>
    </style:style>
    <style:style style:name="P13" style:family="paragraph" style:parent-style-name="Standard">
      <style:text-properties officeooo:rsid="00308b6d" officeooo:paragraph-rsid="00308b6d"/>
    </style:style>
    <style:style style:name="P14" style:family="paragraph" style:parent-style-name="Standard">
      <style:text-properties officeooo:rsid="00329952" officeooo:paragraph-rsid="00329952"/>
    </style:style>
    <style:style style:name="P15" style:family="paragraph" style:parent-style-name="Standard">
      <style:text-properties officeooo:rsid="0033cb10" officeooo:paragraph-rsid="003de2c7"/>
    </style:style>
    <style:style style:name="P16" style:family="paragraph" style:parent-style-name="Standard">
      <style:text-properties officeooo:rsid="003497bd" officeooo:paragraph-rsid="00329952"/>
    </style:style>
    <style:style style:name="P17" style:family="paragraph" style:parent-style-name="Standard">
      <style:text-properties officeooo:rsid="003497bd" officeooo:paragraph-rsid="003497bd"/>
    </style:style>
    <style:style style:name="P18" style:family="paragraph" style:parent-style-name="Standard">
      <style:text-properties officeooo:rsid="003513bb" officeooo:paragraph-rsid="003513bb"/>
    </style:style>
    <style:style style:name="P19" style:family="paragraph" style:parent-style-name="Standard">
      <style:text-properties officeooo:rsid="003741f0" officeooo:paragraph-rsid="003741f0"/>
    </style:style>
    <style:style style:name="P20" style:family="paragraph" style:parent-style-name="Standard">
      <style:text-properties officeooo:rsid="00384b05" officeooo:paragraph-rsid="00384b05"/>
    </style:style>
    <style:style style:name="P21" style:family="paragraph" style:parent-style-name="Standard">
      <style:text-properties officeooo:rsid="00387c44" officeooo:paragraph-rsid="00387c44"/>
    </style:style>
    <style:style style:name="P22" style:family="paragraph" style:parent-style-name="Standard">
      <style:text-properties officeooo:rsid="00387c44" officeooo:paragraph-rsid="003fac06"/>
    </style:style>
    <style:style style:name="P23" style:family="paragraph" style:parent-style-name="Standard">
      <style:text-properties officeooo:rsid="00387c44" officeooo:paragraph-rsid="00329952"/>
    </style:style>
    <style:style style:name="P24" style:family="paragraph" style:parent-style-name="Standard">
      <style:text-properties officeooo:rsid="003a9259" officeooo:paragraph-rsid="003a9259"/>
    </style:style>
    <style:style style:name="P25" style:family="paragraph" style:parent-style-name="Standard">
      <style:text-properties fo:font-weight="bold" officeooo:rsid="003de2c7" officeooo:paragraph-rsid="003de2c7" style:font-weight-asian="bold" style:font-weight-complex="bold"/>
    </style:style>
    <style:style style:name="P26" style:family="paragraph" style:parent-style-name="Standard">
      <style:text-properties fo:font-weight="bold" officeooo:rsid="00329952" officeooo:paragraph-rsid="00329952" style:font-weight-asian="bold" style:font-weight-complex="bold"/>
    </style:style>
    <style:style style:name="P27" style:family="paragraph" style:parent-style-name="Standard">
      <style:text-properties fo:font-weight="bold" officeooo:rsid="00283c1b" officeooo:paragraph-rsid="00283c1b" style:font-weight-asian="bold" style:font-weight-complex="bold"/>
    </style:style>
    <style:style style:name="P28" style:family="paragraph" style:parent-style-name="Standard">
      <style:text-properties fo:font-weight="bold" officeooo:rsid="00283c1b" officeooo:paragraph-rsid="00308b6d"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3a9259" officeooo:paragraph-rsid="003a9259"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3de2c7" officeooo:paragraph-rsid="003de2c7"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44e68e" officeooo:paragraph-rsid="0044e68e" style:font-weight-asian="bold" style:font-weight-complex="bold"/>
    </style:style>
    <style:style style:name="P32" style:family="paragraph" style:parent-style-name="Standard">
      <style:text-properties fo:font-weight="normal" officeooo:rsid="003de2c7" officeooo:paragraph-rsid="003de2c7" style:font-weight-asian="normal" style:font-weight-complex="normal"/>
    </style:style>
    <style:style style:name="P33" style:family="paragraph" style:parent-style-name="Standard">
      <style:text-properties fo:font-weight="normal" officeooo:rsid="00387c44" officeooo:paragraph-rsid="003de2c7" style:font-weight-asian="normal" style:font-weight-complex="normal"/>
    </style:style>
    <style:style style:name="P34" style:family="paragraph" style:parent-style-name="Standard">
      <style:text-properties fo:font-weight="normal" officeooo:rsid="004110be" officeooo:paragraph-rsid="004110be" style:font-weight-asian="normal" style:font-weight-complex="normal"/>
    </style:style>
    <style:style style:name="P35" style:family="paragraph" style:parent-style-name="Standard">
      <style:text-properties fo:font-size="10pt" fo:font-style="italic" fo:font-weight="normal" officeooo:rsid="0033cb10" officeooo:paragraph-rsid="003de2c7" style:font-size-asian="10pt" style:font-style-asian="italic" style:font-weight-asian="normal" style:font-size-complex="10pt" style:font-style-complex="italic" style:font-weight-complex="normal"/>
    </style:style>
    <style:style style:name="P36" style:family="paragraph" style:parent-style-name="Standard">
      <style:text-properties fo:font-size="10pt" fo:font-style="italic" fo:font-weight="normal" officeooo:rsid="003de2c7" officeooo:paragraph-rsid="003de2c7" style:font-size-asian="10pt" style:font-style-asian="italic" style:font-weight-asian="normal" style:font-size-complex="10pt" style:font-style-complex="italic" style:font-weight-complex="normal"/>
    </style:style>
    <style:style style:name="P37" style:family="paragraph" style:parent-style-name="Standard">
      <style:text-properties officeooo:rsid="003fac06" officeooo:paragraph-rsid="003fac06"/>
    </style:style>
    <style:style style:name="P38" style:family="paragraph" style:parent-style-name="Standard">
      <style:text-properties style:text-underline-style="none" fo:font-weight="bold" officeooo:rsid="00428d70" officeooo:paragraph-rsid="00428d70" style:font-weight-asian="bold" style:font-weight-complex="bold"/>
    </style:style>
    <style:style style:name="P39" style:family="paragraph" style:parent-style-name="Standard" style:list-style-name="L1">
      <style:text-properties officeooo:rsid="001f922a" officeooo:paragraph-rsid="001f922a"/>
    </style:style>
    <style:style style:name="P40" style:family="paragraph" style:parent-style-name="Standard" style:list-style-name="L1">
      <style:text-properties officeooo:rsid="002012c9" officeooo:paragraph-rsid="001f922a"/>
    </style:style>
    <style:style style:name="P41" style:family="paragraph" style:parent-style-name="Standard" style:list-style-name="L1">
      <style:text-properties officeooo:rsid="0021674a" officeooo:paragraph-rsid="0021674a"/>
    </style:style>
    <style:style style:name="P42" style:family="paragraph" style:parent-style-name="Standard" style:list-style-name="L1">
      <style:text-properties officeooo:rsid="0023cadc" officeooo:paragraph-rsid="0023cadc"/>
    </style:style>
    <style:style style:name="P43" style:family="paragraph" style:parent-style-name="Standard" style:list-style-name="L2">
      <style:text-properties officeooo:rsid="00248813" officeooo:paragraph-rsid="00248813"/>
    </style:style>
    <style:style style:name="P44" style:family="paragraph" style:parent-style-name="Standard" style:list-style-name="L2">
      <style:text-properties officeooo:rsid="0024a391" officeooo:paragraph-rsid="0024a391"/>
    </style:style>
    <style:style style:name="P45" style:family="paragraph" style:parent-style-name="Standard" style:list-style-name="L2">
      <style:text-properties officeooo:rsid="00264079" officeooo:paragraph-rsid="00264079"/>
    </style:style>
    <style:style style:name="P46" style:family="paragraph" style:parent-style-name="Standard" style:list-style-name="L2">
      <style:text-properties officeooo:rsid="00270d46" officeooo:paragraph-rsid="00270d46"/>
    </style:style>
    <style:style style:name="P47" style:family="paragraph" style:parent-style-name="Standard">
      <style:text-properties officeooo:rsid="002bc1ce" officeooo:paragraph-rsid="002e87cc"/>
    </style:style>
    <style:style style:name="P48" style:family="paragraph" style:parent-style-name="Standard">
      <style:text-properties officeooo:rsid="00308b6d" officeooo:paragraph-rsid="00308b6d"/>
    </style:style>
    <style:style style:name="P49" style:family="paragraph" style:parent-style-name="Standard" style:list-style-name="L1">
      <style:text-properties officeooo:rsid="0048b1e3" officeooo:paragraph-rsid="0048b1e3"/>
    </style:style>
    <style:style style:name="P50" style:family="paragraph" style:parent-style-name="Standard">
      <style:text-properties officeooo:rsid="0029b5c4" officeooo:paragraph-rsid="0029b5c4"/>
    </style:style>
    <style:style style:name="P51" style:family="paragraph" style:parent-style-name="Standard">
      <style:text-properties officeooo:rsid="004935a2" officeooo:paragraph-rsid="004935a2"/>
    </style:style>
    <style:style style:name="T1" style:family="text">
      <style:text-properties officeooo:rsid="002012c9"/>
    </style:style>
    <style:style style:name="T2" style:family="text">
      <style:text-properties officeooo:rsid="002113bf"/>
    </style:style>
    <style:style style:name="T3" style:family="text">
      <style:text-properties officeooo:rsid="0021674a"/>
    </style:style>
    <style:style style:name="T4" style:family="text">
      <style:text-properties officeooo:rsid="0022e39a"/>
    </style:style>
    <style:style style:name="T5" style:family="text">
      <style:text-properties officeooo:rsid="00248813"/>
    </style:style>
    <style:style style:name="T6" style:family="text">
      <style:text-properties officeooo:rsid="002a392d"/>
    </style:style>
    <style:style style:name="T7" style:family="text">
      <style:text-properties officeooo:rsid="002bc1ce"/>
    </style:style>
    <style:style style:name="T8" style:family="text">
      <style:text-properties officeooo:rsid="002e1138"/>
    </style:style>
    <style:style style:name="T9" style:family="text">
      <style:text-properties officeooo:rsid="0030102b"/>
    </style:style>
    <style:style style:name="T10" style:family="text">
      <style:text-properties officeooo:rsid="0030991e"/>
    </style:style>
    <style:style style:name="T11" style:family="text">
      <style:text-properties officeooo:rsid="00327b12"/>
    </style:style>
    <style:style style:name="T12" style:family="text">
      <style:text-properties officeooo:rsid="003497bd"/>
    </style:style>
    <style:style style:name="T13" style:family="text">
      <style:text-properties officeooo:rsid="003a9259"/>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3fac06" style:font-weight-asian="normal" style:font-weight-complex="normal"/>
    </style:style>
    <style:style style:name="T17" style:family="text">
      <style:text-properties officeooo:rsid="004110be"/>
    </style:style>
    <style:style style:name="T18" style:family="text">
      <style:text-properties officeooo:rsid="00428d70"/>
    </style:style>
    <style:style style:name="T19" style:family="text">
      <style:text-properties officeooo:rsid="0044e68e"/>
    </style:style>
    <style:style style:name="T20" style:family="text">
      <style:text-properties officeooo:rsid="004622d3"/>
    </style:style>
    <style:style style:name="T21" style:family="text">
      <style:text-properties officeooo:rsid="0046453c"/>
    </style:style>
    <style:style style:name="T22" style:family="text">
      <style:text-properties officeooo:rsid="0029b5c4"/>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ieses Dokument beschreibt exemplarisch den Aufbau und die benötigten Rahmenbedingungen eines API Modules für 59_Weather.pm</text:p>
      <text:p text:style-name="P24"/>
      <text:p text:style-name="P24">Da sich die API selbst noch in Entwicklung befindet sollte vor jedem neuen schreiben eines API Modules ein Blick hierein geworfen werden.</text:p>
      <text:p text:style-name="P24"/>
      <text:p text:style-name="P24"/>
      <text:p text:style-name="P29">Genereller Aufbau des Perlmodules</text:p>
      <text:p text:style-name="P14">Das Modul muss zwingend Objektorientiert geschrieben werden. <text:span text:style-name="T13">Man sollte sich also schon einmal damit befasst haben um zu verstehen wie so ein objektorientiertes Modul funktioniert.</text:span></text:p>
      <text:p text:style-name="P16"/>
      <text:p text:style-name="P17">Der Packagename <text:span text:style-name="T13">muß folgenden</text:span> <text:span text:style-name="T13">A</text:span>ufbau <text:span text:style-name="T13">haben.</text:span></text:p>
      <text:p text:style-name="P24">&lt;NAME&gt;API::Weather</text:p>
      <text:p text:style-name="P24"/>
      <text:p text:style-name="P24">Bsp.:</text:p>
      <text:p text:style-name="P17">package &lt;Name&gt;API::Weather;</text:p>
      <text:p text:style-name="P14"/>
      <text:p text:style-name="P14"/>
      <text:p text:style-name="P30">Das Modul</text:p>
      <text:p text:style-name="P25">Der Konstruktor</text:p>
      <text:p text:style-name="P32">Wie ruft 59_Weather nun den Konstruktor auf.</text:p>
      <text:p text:style-name="P32"/>
      <text:p text:style-name="P35"><text:span text:style-name="T12">NameAPI::Weather</text:span>-&gt;new( { devName =&gt; $hash-&gt;{NAME}, apikey =&gt; $hash-&gt;{APIKEY}, location =&gt; $hash-&gt;{LOCATION}, apioptions =&gt; $hash-&gt;{APIOPTIONS}, language =&gt; $hash-&gt;{LANG} } );</text:p>
      <text:p text:style-name="P35"/>
      <text:p text:style-name="P15"><text:span text:style-name="T15">Beim Aufruf des Konstruktors wird diesem ein Hash mit übergeben, </text:span><text:span text:style-name="T16">welcher Listenelemente beinhaltet</text:span><text:span text:style-name="T15">. </text:span><text:span text:style-name="T16">(klassisch Hash halt)</text:span></text:p>
      <text:p text:style-name="P37">Pro Listenelement haben wir einen Namen und einen Wert. Der Name muß nicht zwingend in direkter Verbindung/Bedeutung zum Wert stehen.</text:p>
      <text:p text:style-name="P22">Der APIKEY kann zum Beispiel auch ein <text:span text:style-name="T17">Wert</text:span> aus <text:span text:style-name="T17">dem String </text:span>Nutzername:Passwort sein. Oder ein OAuth Token. Je nach dem was Ihr zum erhalt der Daten beim Anbieter benötigt.</text:p>
      <text:p text:style-name="P33">LOCATION muß nicht Latitude,Longitude sein sondern kann auch eine Stations ID sein. Und und und. Nur den Instanznamen den müßt Ihr unbedingt korrekt übergeben und später an die CallbackFn mit <text:span text:style-name="T17">zurück </text:span>geben.</text:p>
      <text:p text:style-name="P34">Wird location und lang nicht mit übergeben beim define von Weather wird versucht diese aus dem global Device zu erhalten.</text:p>
      <text:p text:style-name="P33"/>
      <text:p text:style-name="P32">Beispielaufbau:</text:p>
      <text:p text:style-name="P32">s<text:span text:style-name="T14">ub new {</text:span></text:p>
      <text:p text:style-name="P36"><text:s text:c="4"/>### geliefert wird ein Hash</text:p>
      <text:p text:style-name="P36"><text:s text:c="4"/>my ( $class, $argsRef ) = @_;</text:p>
      <text:p text:style-name="P36"/>
      <text:p text:style-name="P36"><text:s text:c="4"/>my $self = {</text:p>
      <text:p text:style-name="P36"><text:s text:c="8"/>devName =&gt; $argsRef-&gt;{devName},</text:p>
      <text:p text:style-name="P36"><text:s text:c="8"/>key <text:s text:c="4"/>=&gt; $argsRef-&gt;{$apikey},</text:p>
      <text:p text:style-name="P36"><text:s text:c="8"/>cachemaxage =&gt; (</text:p>
      <text:p text:style-name="P36"><text:s text:c="12"/>( defined( $argsRef-&gt;{apioptions} ) and $argsRef-&gt;{apioptions} )</text:p>
      <text:p text:style-name="P36"><text:s text:c="12"/>? (</text:p>
      <text:p text:style-name="P36"><text:s text:c="18"/>( split( ':', $argsRef-&gt;{apioptions} ) )[0] eq 'cachemaxage'</text:p>
      <text:p text:style-name="P36"><text:s text:c="16"/>? ( split( ':', $argsRef-&gt;{apioptions} ) )[1]</text:p>
      <text:p text:style-name="P36"><text:s text:c="16"/>: 900</text:p>
      <text:p text:style-name="P36"><text:s text:c="14"/>)</text:p>
      <text:p text:style-name="P36"><text:s text:c="12"/>: 900</text:p>
      <text:p text:style-name="P36"><text:s text:c="8"/>),</text:p>
      <text:p text:style-name="P36"><text:s text:c="8"/>lang <text:s text:c="5"/>=&gt; $argsRef-&gt;{language},</text:p>
      <text:p text:style-name="P36"><text:s text:c="8"/>lat <text:s text:c="6"/>=&gt; ( split( ',', $argsRef-&gt;{location} ) )[0],</text:p>
      <text:p text:style-name="P36"><text:soft-page-break/><text:s text:c="8"/>long <text:s text:c="5"/>=&gt; ( split( ',', $argsRef-&gt;{location} ) )[1],</text:p>
      <text:p text:style-name="P36"><text:s text:c="8"/>fetchTime =&gt; 0,</text:p>
      <text:p text:style-name="P36"><text:s text:c="4"/>};</text:p>
      <text:p text:style-name="P36"/>
      <text:p text:style-name="P36"><text:s text:c="4"/>bless $self, $class;</text:p>
      <text:p text:style-name="P36"><text:s text:c="4"/>return $self;</text:p>
      <text:p text:style-name="P36">}</text:p>
      <text:p text:style-name="P14"/>
      <text:p text:style-name="P38">Nötige Objektmethoden</text:p>
      <text:p text:style-name="P14"><text:span text:style-name="T18">Es müssen zwingend zwei </text:span>Objektmethoden vorhanden sein.</text:p>
      <text:p text:style-name="P14">Im 59_Weather Modul wird dann über den Konstruktor eine neue Instanz als Instanzvariable angelegt.</text:p>
      <text:p text:style-name="P14">Über die Instanzvariablen werden dann <text:span text:style-name="T18">die</text:span> <text:span text:style-name="T18">zwei</text:span> Methodenaufrufe durchgeführt</text:p>
      <text:p text:style-name="P14"/>
      <text:p text:style-name="P14">$obj→setRetrieveData – <text:span text:style-name="T18">wird beim Weather Modul in der GetUpdate Funktion aufgerufen</text:span></text:p>
      <text:p text:style-name="P14">$obj→getWeather – <text:span text:style-name="T18">wird in der CallbackFn Funktion aufgerufen um die Daten aus dem API Modul zu bekommen. Vorher muss aus dem API Modul heraus die CallbackFn aufgerufen und der Instanzname der Weatherinstanz übergeben werden.</text:span></text:p>
      <text:p text:style-name="P21">Weather_CallbackFn(devName);</text:p>
      <text:p text:style-name="P26">Für beide Methodenaufrufe muß eine <text:span text:style-name="T19">e</text:span>ntsprechende Methode existieren. Das ist Pflicht.</text:p>
      <text:p text:style-name="P23"/>
      <text:p text:style-name="P2"/>
      <text:p text:style-name="P31">Aufbau des Response Hashes</text:p>
      <text:p text:style-name="P1">Daten welche benötigt werden:</text:p>
      <text:p text:style-name="P1"><text:tab/>zwingend als Reading da extra behandelt</text:p>
      <text:list xml:id="list2114840737" text:style-name="L1">
        <text:list-item>
          <text:p text:style-name="P40">status / Hash</text:p>
        </text:list-item>
        <text:list-item>
          <text:p text:style-name="P39">apiMaintainer / <text:span text:style-name="T1">Hash</text:span></text:p>
        </text:list-item>
        <text:list-item>
          <text:p text:style-name="P49">apiVersion / Hash</text:p>
        </text:list-item>
        <text:list-item>
          <text:p text:style-name="P39"><text:span text:style-name="T2">{license}→{text}</text:span> / <text:span text:style-name="T2">Hash in Hash</text:span></text:p>
        </text:list-item>
        <text:list-item>
          <text:p text:style-name="P41">{current}→{code} / Hash in Hash</text:p>
        </text:list-item>
        <text:list-item>
          <text:p text:style-name="P41">{current}→{wind_direction} / Hash in Hash</text:p>
        </text:list-item>
        <text:list-item>
          <text:p text:style-name="P41">{current}→{wind_speed} / <text:span text:style-name="T4">Hash in Hash</text:span></text:p>
        </text:list-item>
        <text:list-item>
          <text:p text:style-name="P42">{current}→{temperature} / Hash in Hash</text:p>
        </text:list-item>
        <text:list-item>
          <text:p text:style-name="P42">{current}→pressure} / Hash in Hash</text:p>
        </text:list-item>
        <text:list-item>
          <text:p text:style-name="P42">{current}→{wind} / Hash in Hash</text:p>
        </text:list-item>
        <text:list-item>
          <text:p text:style-name="P42">{current}→{humidity} <text:span text:style-name="T3">/ Hash in Hash</text:span></text:p>
        </text:list-item>
      </text:list>
      <text:p text:style-name="P3"/>
      <text:p text:style-name="P3"><text:tab/><text:span text:style-name="T5">empfohlen als Reading da Historisch bedingt schon immer da und findet Anwendung in der weblink Darstellung</text:span></text:p>
      <text:list xml:id="list1312427402" text:style-name="L2">
        <text:list-item>
          <text:p text:style-name="P43">day_of_week / Hash aus forecast</text:p>
        </text:list-item>
        <text:list-item>
          <text:p text:style-name="P44">icon / Hash</text:p>
        </text:list-item>
        <text:list-item>
          <text:p text:style-name="P45">condition / Hash</text:p>
        </text:list-item>
        <text:list-item>
          <text:p text:style-name="P46">temp_c</text:p>
        </text:list-item>
        <text:list-item>
          <text:p text:style-name="P46">humidity</text:p>
        </text:list-item>
        <text:list-item>
          <text:p text:style-name="P46">low_c</text:p>
        </text:list-item>
        <text:list-item>
          <text:p text:style-name="P46">high_c</text:p>
        </text:list-item>
      </text:list>
      <text:p text:style-name="P4"/>
      <text:p text:style-name="P4"/>
      <text:p text:style-name="P4"/>
      <text:p text:style-name="P27">Aufbau des Response an Weather <text:span text:style-name="T9">im Fall das Daten sauber gezogen wurden.</text:span></text:p>
      <text:p text:style-name="P5">Rückgabe als komplexe Datenstruktur / Hash <text:span text:style-name="T19">in Hash, Hash in Array in Hash</text:span></text:p>
      <text:p text:style-name="P5"/>
      <text:p text:style-name="P7">$<text:span text:style-name="T20">response</text:span> = (</text:p>
      <text:p text:style-name="P7"><text:soft-page-break/><text:s text:c="8"/><text:span text:style-name="T6">{</text:span></text:p>
      <text:p text:style-name="P7"><text:tab/> status =<text:span text:style-name="T10">&gt;</text:span> 'ok',</text:p>
      <text:p text:style-name="P7"><text:tab/> validity =<text:span text:style-name="T10">&gt;</text:span> 'up-to-date',</text:p>
      <text:p text:style-name="P7"><text:s text:c="13"/>lat <text:s/>=&gt; lat<text:span text:style-name="T6">itude</text:span>,</text:p>
      <text:p text:style-name="P7"><text:s text:c="13"/>long =&gt; long<text:span text:style-name="T6">itude</text:span>,</text:p>
      <text:p text:style-name="P7"><text:s text:c="13"/>apiMaintainer =&gt; '<text:span text:style-name="T6">Maintainer Info'</text:span>,</text:p>
      <text:p text:style-name="P51"><text:tab/> apiVersion =&gt; <text:span text:style-name="T22">'</text:span>2.0.3<text:span text:style-name="T22">',</text:span></text:p>
      <text:p text:style-name="P7"><text:tab/> current_date_time =<text:span text:style-name="T6">&gt; am besten die fetchtime,</text:span></text:p>
      <text:p text:style-name="P7"><text:s text:c="13"/>timezone = timezone <text:span text:style-name="T7">der Responsedaten,</text:span></text:p>
      <text:p text:style-name="P8"><text:s text:c="13"/>license <text:span text:style-name="T7">=&gt; {</text:span></text:p>
      <text:p text:style-name="P8"><text:s text:c="8"/><text:tab/><text:tab/> <text:s text:c="11"/>text =<text:span text:style-name="T7">&gt; </text:span>'<text:span text:style-name="T7">Lizenz vom Anbieter</text:span>',</text:p>
      <text:p text:style-name="P8"><text:tab/><text:tab/> <text:s text:c="7"/><text:span text:style-name="T7">},</text:span></text:p>
      <text:p text:style-name="P7"><text:s text:c="13"/>current =<text:span text:style-name="T7">&gt; {</text:span></text:p>
      <text:p text:style-name="P7"><text:tab/><text:tab/><text:tab/>temperature <text:span text:style-name="T7">=&gt; temperatur vom Anbieter,</text:span></text:p>
      <text:p text:style-name="P7"><text:tab/><text:tab/><text:tab/><text:span text:style-name="T7">temp_c =&gt; temperatur vom Anbieter,</text:span></text:p>
      <text:p text:style-name="P7"><text:tab/><text:tab/><text:tab/><text:span text:style-name="T7">humidity =&gt; Luftfeuchte vom Anbieter,</text:span></text:p>
      <text:p text:style-name="P7"><text:tab/><text:tab/><text:tab/><text:span text:style-name="T7">condition =&gt; Wetterbeschreibung vom Anbieter,</text:span></text:p>
      <text:p text:style-name="P7"><text:tab/><text:span text:style-name="T7">},</text:span></text:p>
      <text:p text:style-name="P8"><text:tab/>forecast <text:span text:style-name="T7">=&gt; {</text:span></text:p>
      <text:p text:style-name="P10"><text:tab/><text:tab/><text:tab/>daily <text:span text:style-name="T7">=&gt; [<text:tab/></text:span></text:p>
      <text:p text:style-name="P47"><text:tab/><text:tab/><text:tab/><text:tab/><text:tab/>{</text:p>
      <text:p text:style-name="P8"><text:tab/><text:tab/><text:tab/><text:tab/><text:tab/><text:tab/>temperature <text:span text:style-name="T8">=&gt; temperatur vom Anbieter,</text:span></text:p>
      <text:p text:style-name="P8"><text:tab/><text:tab/><text:tab/><text:tab/><text:tab/><text:tab/><text:span text:style-name="T8">temp_c =&gt; temperatur vom Anbieter,</text:span></text:p>
      <text:p text:style-name="P8"><text:tab/><text:tab/><text:tab/><text:tab/><text:tab/><text:tab/><text:span text:style-name="T8">low_c =&gt; niedrigste Temperatur,</text:span></text:p>
      <text:p text:style-name="P8"><text:tab/><text:tab/><text:tab/><text:tab/><text:tab/><text:tab/><text:span text:style-name="T8">high_c =&gt; höchste Temperatur,</text:span></text:p>
      <text:p text:style-name="P8"><text:tab/><text:tab/><text:tab/><text:tab/><text:tab/><text:span text:style-name="T8">},</text:span></text:p>
      <text:p text:style-name="P8"><text:tab/><text:tab/><text:tab/><text:tab/><text:tab/><text:span text:style-name="T8">{</text:span></text:p>
      <text:p text:style-name="P9"><text:tab/><text:tab/><text:tab/><text:tab/><text:tab/><text:tab/>temperature <text:span text:style-name="T8">=&gt; temperatur vom Anbieter,</text:span></text:p>
      <text:p text:style-name="P9"><text:tab/><text:tab/><text:tab/><text:tab/><text:tab/><text:tab/><text:span text:style-name="T8">temp_c =&gt; temperatur vom Anbieter,</text:span></text:p>
      <text:p text:style-name="P9"><text:tab/><text:tab/><text:tab/><text:tab/><text:tab/><text:tab/><text:span text:style-name="T8">low_c =&gt; niedrigste Temperatur,</text:span></text:p>
      <text:p text:style-name="P9"><text:tab/><text:tab/><text:tab/><text:tab/><text:tab/><text:tab/><text:span text:style-name="T8">high_c =&gt; höchste Temperatur,</text:span></text:p>
      <text:p text:style-name="P9"><text:tab/><text:tab/><text:tab/><text:tab/><text:tab/><text:span text:style-name="T8">},</text:span></text:p>
      <text:p text:style-name="P9"><text:tab/><text:tab/><text:tab/><text:tab/><text:tab/><text:span text:style-name="T8">{</text:span></text:p>
      <text:p text:style-name="P9"><text:tab/><text:tab/><text:tab/><text:tab/><text:tab/><text:tab/>temperature <text:span text:style-name="T8">=&gt; temperatur vom Anbieter,</text:span></text:p>
      <text:p text:style-name="P9"><text:tab/><text:tab/><text:tab/><text:tab/><text:tab/><text:tab/><text:span text:style-name="T8">temp_c =&gt; temperatur vom Anbieter,</text:span></text:p>
      <text:p text:style-name="P9"><text:tab/><text:tab/><text:tab/><text:tab/><text:tab/><text:tab/><text:span text:style-name="T8">low_c =&gt; niedrigste Temperatur,</text:span></text:p>
      <text:p text:style-name="P9"><text:tab/><text:tab/><text:tab/><text:tab/><text:tab/><text:tab/><text:span text:style-name="T8">high_c =&gt; höchste Temperatur,</text:span></text:p>
      <text:p text:style-name="P9"><text:tab/><text:tab/><text:tab/><text:tab/><text:tab/><text:span text:style-name="T8">},</text:span></text:p>
      <text:p text:style-name="P8"><text:tab/><text:tab/><text:tab/><text:span text:style-name="T7">],</text:span></text:p>
      <text:p text:style-name="P10"><text:tab/><text:tab/><text:tab/><text:span text:style-name="T7">hourly =&gt; [</text:span></text:p>
      <text:p text:style-name="P47"><text:tab/><text:tab/><text:tab/><text:tab/><text:tab/>{</text:p>
      <text:p text:style-name="P9"><text:tab/><text:tab/><text:tab/><text:tab/><text:tab/><text:tab/>temperature <text:span text:style-name="T8">=&gt; temperatur vom Anbieter,</text:span></text:p>
      <text:p text:style-name="P9"><text:tab/><text:tab/><text:tab/><text:tab/><text:tab/><text:tab/><text:span text:style-name="T8">temp_c =&gt; temperatur vom Anbieter,</text:span></text:p>
      <text:p text:style-name="P9"><text:tab/><text:tab/><text:tab/><text:tab/><text:tab/><text:tab/><text:span text:style-name="T8">low_c =&gt; niedrigste Temperatur,</text:span></text:p>
      <text:p text:style-name="P9"><text:tab/><text:tab/><text:tab/><text:tab/><text:tab/><text:tab/><text:span text:style-name="T8">high_c =&gt; höchste Temperatur,</text:span></text:p>
      <text:p text:style-name="P9"><text:tab/><text:tab/><text:tab/><text:tab/><text:tab/><text:span text:style-name="T8">},</text:span></text:p>
      <text:p text:style-name="P9"><text:tab/><text:tab/><text:tab/><text:tab/><text:tab/><text:span text:style-name="T8">{</text:span></text:p>
      <text:p text:style-name="P9"><text:tab/><text:tab/><text:tab/><text:tab/><text:tab/><text:tab/>temperature <text:span text:style-name="T8">=&gt; temperatur vom Anbieter,</text:span></text:p>
      <text:p text:style-name="P9"><text:tab/><text:tab/><text:tab/><text:tab/><text:tab/><text:tab/><text:span text:style-name="T8">temp_c =&gt; temperatur vom Anbieter,</text:span></text:p>
      <text:p text:style-name="P9"><text:tab/><text:tab/><text:tab/><text:tab/><text:tab/><text:tab/><text:span text:style-name="T8">low_c =&gt; niedrigste Temperatur,</text:span></text:p>
      <text:p text:style-name="P9"><text:tab/><text:tab/><text:tab/><text:tab/><text:tab/><text:tab/><text:span text:style-name="T8">high_c =&gt; höchste Temperatur,</text:span></text:p>
      <text:p text:style-name="P9"><text:tab/><text:tab/><text:tab/><text:tab/><text:tab/><text:span text:style-name="T8">},</text:span></text:p>
      <text:p text:style-name="P9"><text:soft-page-break/><text:tab/><text:tab/><text:tab/><text:tab/><text:tab/><text:span text:style-name="T8">{</text:span></text:p>
      <text:p text:style-name="P9"><text:tab/><text:tab/><text:tab/><text:tab/><text:tab/><text:tab/>temperature <text:span text:style-name="T8">=&gt; temperatur vom Anbieter,</text:span></text:p>
      <text:p text:style-name="P9"><text:tab/><text:tab/><text:tab/><text:tab/><text:tab/><text:tab/><text:span text:style-name="T8">temp_c =&gt; temperatur vom Anbieter,</text:span></text:p>
      <text:p text:style-name="P9"><text:tab/><text:tab/><text:tab/><text:tab/><text:tab/><text:tab/><text:span text:style-name="T8">low_c =&gt; niedrigste Temperatur,</text:span></text:p>
      <text:p text:style-name="P9"><text:tab/><text:tab/><text:tab/><text:tab/><text:tab/><text:tab/><text:span text:style-name="T8">high_c =&gt; höchste Temperatur,</text:span></text:p>
      <text:p text:style-name="P9"><text:tab/><text:tab/><text:tab/><text:tab/><text:tab/><text:span text:style-name="T8">},</text:span></text:p>
      <text:p text:style-name="P8"><text:tab/><text:tab/><text:tab/><text:span text:style-name="T7">],</text:span></text:p>
      <text:p text:style-name="P7"><text:s text:c="8"/>},</text:p>
      <text:p text:style-name="P7"><text:s text:c="4"/>);</text:p>
      <text:p text:style-name="P5"/>
      <text:p text:style-name="P5"/>
      <text:p text:style-name="P5"/>
      <text:p text:style-name="P28">Aufbau des Response an Weather <text:span text:style-name="T9">im Fehlerfall.</text:span></text:p>
      <text:p text:style-name="P6"/>
      <text:p text:style-name="P11">$hash = (</text:p>
      <text:p text:style-name="P11"><text:s text:c="8"/><text:span text:style-name="T6">{</text:span></text:p>
      <text:p text:style-name="P12"><text:tab/>status =<text:span text:style-name="T10">&gt;</text:span> <text:span text:style-name="T11">$error</text:span>,</text:p>
      <text:p text:style-name="P12"><text:tab/>validity =<text:span text:style-name="T10">&gt;</text:span> '<text:span text:style-name="T11">stale</text:span>', </text:p>
      <text:p text:style-name="P11"><text:s text:c="9"/><text:tab/>lat <text:s/>=&gt; lat<text:span text:style-name="T6">itude</text:span>,</text:p>
      <text:p text:style-name="P11"><text:s text:c="12"/>long =&gt; long<text:span text:style-name="T6">itude</text:span>,</text:p>
      <text:p text:style-name="P11"><text:s text:c="12"/>apiMaintainer =&gt; '<text:span text:style-name="T6">Maintainer Info'</text:span>,</text:p>
      <text:p text:style-name="P11"><text:tab/>current_date_time =<text:span text:style-name="T6">&gt; die letzte fetchtime wo der response sauber war,</text:span></text:p>
      <text:p text:style-name="P11"><text:s text:c="12"/>license <text:span text:style-name="T7">=&gt; {</text:span></text:p>
      <text:p text:style-name="P11"><text:s text:c="8"/><text:tab/><text:tab/> <text:s text:c="11"/>text =<text:span text:style-name="T7">&gt; </text:span>'<text:span text:style-name="T7">Lizenz vom Anbieter</text:span>',</text:p>
      <text:p text:style-name="P11"><text:tab/><text:tab/> <text:s text:c="7"/><text:span text:style-name="T7">},</text:span></text:p>
      <text:p text:style-name="P13"><text:s text:c="8"/>},</text:p>
      <text:p text:style-name="P13">);</text:p>
      <text:p text:style-name="P13"/>
      <text:p text:style-name="P13"/>
      <text:p text:style-name="P18">Wenn alle Daten fertig verarbeitet und zur Abholung bereit sind kann das Modul die CallbackFn von 59_Weather aufrufen</text:p>
      <text:p text:style-name="P18"/>
      <text:p text:style-name="P18">main::Weather_RetrieveCallbackFn( $self-&gt;{devName} );</text:p>
      <text:p text:style-name="P18"/>
      <text:p text:style-name="P18">Diese Funktion holt sich dann über den Methodenaufruf getWeather die Datenstruktur</text:p>
      <text:p text:style-name="P18">$obj→getWeather</text:p>
      <text:p text:style-name="P19">und verarbeitet die<text:span text:style-name="T21">se</text:span> in Readings.</text:p>
      <text:p text:style-name="P19"/>
      <text:p text:style-name="P20">Für das Reading „code“ sollte ein Codemapping auf die Yahoo Codes <text:span text:style-name="T21">innerhalb des API Modules </text:span>statt finden. Diese finde<text:span text:style-name="T21">t</text:span> man <text:span text:style-name="T21">auf</text:span> der Developerseite von der Yahoo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0:30:32.420610609</meta:creation-date>
    <dc:date>2019-01-18T10:28:42.280133338</dc:date>
    <meta:editing-duration>PT3H3M17S</meta:editing-duration>
    <meta:editing-cycles>39</meta:editing-cycles>
    <meta:generator>LibreOffice/6.1.3.2$Linux_X86_64 LibreOffice_project/10$Build-2</meta:generator>
    <meta:document-statistic meta:table-count="0" meta:image-count="0" meta:object-count="0" meta:page-count="4" meta:paragraph-count="155" meta:word-count="848" meta:character-count="6250" meta:non-whitespace-character-count="4894"/>
  </office:meta>
</office:document-meta>
</file>